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0pt" fo:language="fr" fo:country="FR" officeooo:rsid="0010503f" officeooo:paragraph-rsid="0010503f" style:font-size-asian="10pt" style:font-size-complex="10pt"/>
    </style:style>
    <style:style style:name="P2" style:family="paragraph" style:parent-style-name="Standard">
      <style:text-properties style:font-name="FreeSans" fo:font-size="10pt" fo:language="fr" fo:country="FR" officeooo:rsid="000ead45" officeooo:paragraph-rsid="0010503f" style:font-size-asian="10pt" style:font-size-complex="10pt"/>
    </style:style>
    <style:style style:name="P3" style:family="paragraph" style:parent-style-name="Standard">
      <style:paragraph-properties fo:text-align="start" style:justify-single-word="false"/>
      <style:text-properties style:font-name="FreeSans" fo:font-size="10pt" fo:language="fr" fo:country="FR" fo:font-style="italic" style:text-underline-style="none" fo:font-weight="normal" officeooo:rsid="00252be4" officeooo:paragraph-rsid="00252be4" style:font-size-asian="10pt" style:font-style-asian="italic" style:font-weight-asian="normal" style:font-size-complex="10pt" style:font-style-complex="italic" style:font-weight-complex="normal"/>
    </style:style>
    <style:style style:name="P4" style:family="paragraph" style:parent-style-name="Standard">
      <style:paragraph-properties fo:text-align="start" style:justify-single-word="false"/>
      <style:text-properties style:font-name="FreeSans" fo:font-size="10pt" fo:language="fr" fo:country="FR" fo:font-style="italic" style:text-underline-style="none" fo:font-weight="normal" officeooo:rsid="00127ff7" officeooo:paragraph-rsid="00127ff7"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style:font-name="FreeSans" fo:font-size="10pt" fo:language="fr" fo:country="FR" fo:font-style="italic" style:text-underline-style="none" fo:font-weight="normal" officeooo:rsid="00153267" officeooo:paragraph-rsid="00153267"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style:font-name="FreeSans" fo:font-size="10pt" fo:language="fr" fo:country="FR" style:text-underline-style="none" fo:font-weight="normal" officeooo:rsid="00153267" officeooo:paragraph-rsid="00153267"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FreeSans" fo:font-size="10pt" fo:language="fr" fo:country="FR" style:text-underline-style="none" fo:font-weight="normal" officeooo:rsid="00ad6907" officeooo:paragraph-rsid="00ad6907"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FreeSans" fo:font-size="10pt" fo:language="fr" fo:country="FR" style:text-underline-style="none" fo:font-weight="normal" officeooo:rsid="00aea438" officeooo:paragraph-rsid="00aea438"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FreeSans" fo:font-size="10pt" fo:language="fr" fo:country="FR" style:text-underline-style="none" fo:font-weight="normal" officeooo:rsid="00b0396c" officeooo:paragraph-rsid="00b0396c"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FreeSans" fo:font-size="10pt" fo:language="fr" fo:country="FR" style:text-underline-style="none" fo:font-weight="normal" officeooo:rsid="00b07fce" officeooo:paragraph-rsid="00b07fce"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FreeSans" fo:font-size="10pt" fo:language="fr" fo:country="FR" style:text-underline-style="none" fo:font-weight="normal" officeooo:rsid="00b2017d" officeooo:paragraph-rsid="00b2017d"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FreeSans" fo:font-size="10pt" fo:language="fr" fo:country="FR" style:text-underline-style="none" fo:font-weight="normal" officeooo:rsid="00b5c9d2" officeooo:paragraph-rsid="00b5c9d2"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FreeSans" fo:font-size="10pt" fo:language="fr" fo:country="FR" style:text-underline-style="none" fo:font-weight="normal" officeooo:rsid="00b71c9e" officeooo:paragraph-rsid="00b71c9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FreeSans" fo:font-size="10pt" fo:language="fr" fo:country="FR" style:text-underline-style="none" fo:font-weight="normal" officeooo:rsid="001fee56" officeooo:paragraph-rsid="001fee5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FreeSans" fo:font-size="10pt" fo:language="fr" fo:country="FR" style:text-underline-style="none" fo:font-weight="normal" officeooo:rsid="002366a5" officeooo:paragraph-rsid="002366a5"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FreeSans" fo:font-size="10pt" fo:language="fr" fo:country="FR" style:text-underline-style="none" fo:font-weight="normal" officeooo:rsid="003ab24b" officeooo:paragraph-rsid="003ab24b"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FreeSans" fo:font-size="10pt" fo:language="fr" fo:country="FR" style:text-underline-style="none" fo:font-weight="normal" officeooo:rsid="003cb2e9" officeooo:paragraph-rsid="003cb2e9"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FreeSans" fo:font-size="10pt" fo:language="fr" fo:country="FR" style:text-underline-style="none" fo:font-weight="normal" officeooo:rsid="0096ce95" officeooo:paragraph-rsid="0096ce95"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FreeSans" fo:font-size="10pt" fo:language="fr" fo:country="FR" style:text-underline-style="none" fo:font-weight="normal" officeooo:rsid="004c93f1" officeooo:paragraph-rsid="004c93f1"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FreeSans" fo:font-size="10pt" fo:language="fr" fo:country="FR" style:text-underline-style="none" fo:font-weight="normal" officeooo:rsid="0089fdb3" officeooo:paragraph-rsid="0089fdb3"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FreeSans" fo:font-size="10pt" fo:language="fr" fo:country="FR" style:text-underline-style="none" fo:font-weight="normal" officeooo:rsid="005a5717" officeooo:paragraph-rsid="005a5717"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FreeSans" fo:font-size="10pt" fo:language="fr" fo:country="FR" style:text-underline-style="none" fo:font-weight="normal" officeooo:rsid="0060c9d8" officeooo:paragraph-rsid="0060c9d8"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FreeSans" fo:font-size="10pt" fo:language="fr" fo:country="FR" style:text-underline-style="none" fo:font-weight="normal" officeooo:rsid="006274f0" officeooo:paragraph-rsid="006274f0"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FreeSans" fo:font-size="10pt" fo:language="fr" fo:country="FR" style:text-underline-style="none" fo:font-weight="normal" officeooo:rsid="0080a385" officeooo:paragraph-rsid="0080a38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FreeSans" fo:font-size="10pt" fo:language="fr" fo:country="FR" style:text-underline-style="none" fo:font-weight="normal" officeooo:rsid="00882b99" officeooo:paragraph-rsid="00882b99" style:font-size-asian="10pt" style:font-weight-asian="normal" style:font-size-complex="10pt" style:font-weight-complex="normal"/>
    </style:style>
    <style:style style:name="P26" style:family="paragraph" style:parent-style-name="Standard">
      <style:text-properties style:font-name="FreeSans" fo:language="fr" fo:country="FR" officeooo:rsid="000ead45" officeooo:paragraph-rsid="000ead45"/>
    </style:style>
    <style:style style:name="P27" style:family="paragraph" style:parent-style-name="Standard">
      <style:paragraph-properties fo:text-align="center" style:justify-single-word="false"/>
      <style:text-properties style:font-name="FreeSans" fo:font-size="12pt" fo:language="fr" fo:country="FR" fo:font-weight="bold" officeooo:rsid="00120b00" officeooo:paragraph-rsid="00120b00"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text-line-through-style="none" style:text-line-through-type="none" style:font-name="FreeSans" fo:font-size="16pt" fo:language="fr" fo:country="FR" style:text-underline-style="solid" style:text-underline-width="auto" style:text-underline-color="font-color" fo:font-weight="bold" officeooo:rsid="00120b00" officeooo:paragraph-rsid="00120b00"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font-name="FreeSans" fo:font-size="10pt" fo:language="fr" fo:country="FR" fo:font-style="italic" style:text-underline-style="none" fo:font-weight="normal" officeooo:rsid="00b323b7" officeooo:paragraph-rsid="00b323b7"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start" style:justify-single-word="false"/>
      <style:text-properties style:font-name="FreeSans" fo:font-size="10pt" fo:language="fr" fo:country="FR" style:text-underline-style="none" fo:font-weight="normal" officeooo:rsid="0052f081" officeooo:paragraph-rsid="0052f081" style:font-size-asian="10pt" style:font-weight-asian="normal" style:font-size-complex="10pt" style:font-weight-complex="normal"/>
    </style:style>
    <style:style style:name="T1" style:family="text">
      <style:text-properties officeooo:rsid="0016fadb"/>
    </style:style>
    <style:style style:name="T2" style:family="text">
      <style:text-properties officeooo:rsid="001714c6"/>
    </style:style>
    <style:style style:name="T3" style:family="text">
      <style:text-properties officeooo:rsid="0021f6e4"/>
    </style:style>
    <style:style style:name="T4" style:family="text">
      <style:text-properties officeooo:rsid="002389d0"/>
    </style:style>
    <style:style style:name="T5" style:family="text">
      <style:text-properties officeooo:rsid="00247cfa"/>
    </style:style>
    <style:style style:name="T6" style:family="text">
      <style:text-properties officeooo:rsid="00270cc7"/>
    </style:style>
    <style:style style:name="T7" style:family="text">
      <style:text-properties officeooo:rsid="00294184"/>
    </style:style>
    <style:style style:name="T8" style:family="text">
      <style:text-properties officeooo:rsid="003aeaa2"/>
    </style:style>
    <style:style style:name="T9" style:family="text">
      <style:text-properties officeooo:rsid="0056b157"/>
    </style:style>
    <style:style style:name="T10" style:family="text">
      <style:text-properties officeooo:rsid="005e46be"/>
    </style:style>
    <style:style style:name="T11" style:family="text">
      <style:text-properties officeooo:rsid="006274f0"/>
    </style:style>
    <style:style style:name="T12" style:family="text">
      <style:text-properties officeooo:rsid="00636d5c"/>
    </style:style>
    <style:style style:name="T13" style:family="text">
      <style:text-properties officeooo:rsid="00814b11"/>
    </style:style>
    <style:style style:name="T14" style:family="text">
      <style:text-properties officeooo:rsid="0081ea9c"/>
    </style:style>
    <style:style style:name="T15" style:family="text">
      <style:text-properties officeooo:rsid="004543cb"/>
    </style:style>
    <style:style style:name="T16" style:family="text">
      <style:text-properties officeooo:rsid="00a22e2f"/>
    </style:style>
    <style:style style:name="T17" style:family="text">
      <style:text-properties officeooo:rsid="00ae5330"/>
    </style:style>
    <style:style style:name="T18" style:family="text">
      <style:text-properties officeooo:rsid="00b59b12"/>
    </style:style>
    <style:style style:name="T19" style:family="text">
      <style:text-properties officeooo:rsid="00b71c9e"/>
    </style:style>
    <style:style style:name="T20" style:family="text">
      <style:text-properties officeooo:rsid="00b7df00"/>
    </style:style>
    <style:style style:name="T21" style:family="text">
      <style:text-properties officeooo:rsid="00b8ce4f"/>
    </style:style>
    <style:style style:name="T22" style:family="text">
      <style:text-properties officeooo:rsid="00bd651a"/>
    </style:style>
    <style:style style:name="T23" style:family="text">
      <style:text-properties fo:font-style="italic" style:font-style-asian="italic" style:font-style-complex="italic"/>
    </style:style>
    <style:style style:name="T24" style:family="text">
      <style:text-properties fo:font-style="italic" officeooo:rsid="00b7df00" style:font-style-asian="italic" style:font-style-complex="italic"/>
    </style:style>
    <style:style style:name="T25" style:family="text">
      <style:text-properties fo:font-style="italic" officeooo:rsid="00ba6560" style:font-style-asian="italic" style:font-style-complex="italic"/>
    </style:style>
    <style:style style:name="T26" style:family="text">
      <style:text-properties officeooo:rsid="00bed9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in Engels <text:s text:c="3"/><text:span text:style-name="T2">000426221</text:span></text:p>
      <text:p text:style-name="P2">Maël Panouillot 000444914</text:p>
      <text:p text:style-name="P26"/>
      <text:p text:style-name="P27">Rapport du projet d’algorithmique:</text:p>
      <text:p text:style-name="P28">Les Hypergraphes</text:p>
      <text:p text:style-name="P3">A Faire:</text:p>
      <text:p text:style-name="P3"><text:tab/>Expliquer la structure du code (classe, différentes méthodes, etc)</text:p>
      <text:p text:style-name="P3"><text:tab/>Expliquer comment on a généré le graphe, <text:span text:style-name="T7">et les méthodes __repr__ et __str__</text:span></text:p>
      <text:p text:style-name="P3"><text:tab/>Expliquer comment Berge fonctionne</text:p>
      <text:p text:style-name="P3"><text:tab/>Expliquer comment Cordal fonctionne (y compris <text:span text:style-name="T6">toutes les fonctions qui sont utilisees dedans)</text:span></text:p>
      <text:p text:style-name="P3"><text:tab/><text:span text:style-name="T6">Démontrer la complexité de toutes les fonctions dont on parle</text:span></text:p>
      <text:p text:style-name="P3"><text:tab/><text:span text:style-name="T9">Souligner tout les noms de variable, attributs, fonctions et méthodes</text:span></text:p>
      <text:p text:style-name="P3"><text:tab/><text:span text:style-name="T6">Relire l’énoncé pour voir si on doit mettre d’autres choses dans le rapport</text:span></text:p>
      <text:p text:style-name="P4">Dire que l’algorithmes de Berges est un algorithme qui parcourt le graphe en profondeur</text:p>
      <text:p text:style-name="P5">C’est à dire qui visite un noeud, et qui fouille le premier noeud connecté de manière récursive, jusqu’à ce qu’il a<text:span text:style-name="T1">rrive à une impasse, auquel cas il passe au second noeud connecté jusqu’à ce qu’il ait épuisé la totalité des noeuds.</text:span></text:p>
      <text:p text:style-name="P6"/>
      <text:p text:style-name="P7">Génération d<text:span text:style-name="T17">e l’hypergraphe:</text:span></text:p>
      <text:p text:style-name="P8">Lors de la génération de l’hypergraphe, un dictionnaire est utilisé.</text:p>
      <text:p text:style-name="P9">D’abord, dans la fonction d’initialisation, trois valeurs, max_aretes, max_noeuds et proba sont reçues en paramètres. Alle vaudront respectivement le nombre maximum d’arêtes, de nœuds et la probabilité qu’un nœud appartienne à une arête.</text:p>
      <text:p text:style-name="P10">La clef de chaque entrée du dictionnaire vaut le numéro du nœud qui lui est associée, et la vale<text:span text:style-name="T22">u</text:span>r correspondant à cette clef est une liste comprenant toutes les arêtes auxquelles ce nœud appartient.</text:p>
      <text:p text:style-name="P10"/>
      <text:p text:style-name="P11">La méthode __str__ implémentée <text:span text:style-name="T18">(qui a une complexité de n) </text:span>sert uniquement à afficher une liste des nœuds et à signaler à quelles arêtes ces nœuds appartiennent.</text:p>
      <text:p text:style-name="P11"/>
      <text:p text:style-name="P12">La méthode affiche_graphe_bipartie() sert à afficher le graphe incident de l’hypergraphe, grâce <text:span text:style-name="T19">aux</text:span> librairie<text:span text:style-name="T19">s</text:span> netwokX <text:span text:style-name="T19">et matplotlib</text:span>, <text:span text:style-name="T21">prend en paramètre un objet Graph, </text:span><text:span text:style-name="T23">e</text:span><text:span text:style-name="T25">t</text:span><text:span text:style-name="T23"> a une complexité de n2</text:span></text:p>
      <text:p text:style-name="P12"/>
      <text:p text:style-name="P13">La méthode affiche_graphe_primal() sert à afficher <text:span text:style-name="T20">le graphe primal de l’hypergraphe, grâce aux librairies networkX et matplotlib, prend en paramètre un objet Graph, </text:span><text:span text:style-name="T24">et a une complexité de n3</text:span></text:p>
      <text:p text:style-name="P6"/>
      <text:p text:style-name="P14">Cyclicité <text:span text:style-name="T3">au sens de</text:span> Berge:</text:p>
      <text:p text:style-name="P29">La fonction berge() a une complexité de n3</text:p>
      <text:p text:style-name="P15">La <text:span text:style-name="T4">méthode</text:span> qui vérifie si le graphe est cyclique au sens de Berge est appelée berge(). <text:span text:style-name="T5">Elle ne prend aucun paramètres (excepté le ‘self’ étant donné que c’est la méthode d’une classe), et le graphe qui est analysé est un attribut de la classe Graph().</text:span></text:p>
      <text:p text:style-name="P15"/>
      <text:p text:style-name="P16">Lorsque la méthode berge() est appelée, une variable et trois attributs de la classe Graph() sont créés. <text:span text:style-name="T8">La variable point_de_depart servira pour analyser tout les points du graphe un par un grâce à une boucle, l’attribut points_de_departe_a_eviter[] est une liste contenant tout les points qui ont ete analyses, et à partir desquels il ne serait pas pertinent de faire une analyse complète du graphe, car elle a déjà été faite en partant d’un autre point. Ensuite, l’attribut points_visites[] stocke touts les noeuds qui ont ete visites, l’attribut aretes_a_eviter[] stocke les aretes par lesquelles l’algorithme est passe, et l’attribut result est un booléen qui vaut True uniquement si un cycle a ete trouve.</text:span></text:p>
      <text:p text:style-name="P17"/>
      <text:p text:style-name="P18">Ensuite, une boucle nettoie les différents attributs,<text:span text:style-name="T15"> et lance la méthode cherche_aretes() avec point_de_depart en parametre, puis incrément la variable point_de_depart pour passer à un autre point du graphe, et boucle jusqu’à ce que la valeur de point_de_depart soit plus grande que la taille du graphe, ou que l’attribut result vale True.</text:span></text:p>
      <text:p text:style-name="P19">Enfin, la méthode renvoie le statut de l’attribut result, qu’il soit vrai ou faux.</text:p>
      <text:p text:style-name="P20"/>
      <text:p text:style-name="P30"><text:span text:style-name="T26">Puis, </text:span>la méthode cherche_aretes prend en parametre l’objet self et un point du graphe. <text:span text:style-name="T16">La variable arete vaudra le numéro d’une des arêtes qui est connectée au point donné en paramètre. Ensuite une boucle vérifie si les arêtes connectees au point n’ont pas déjà été visitée (et exclu la dernière arête visitée, car elle sera forcément connectée au point). Si c’est le cas, alors le graphe est cyclique, et la boucle se termine. Si ce n’est pas le cas, </text:span><text:soft-page-break/><text:span text:style-name="T16">l’arête est ajoutée dans la liste self.aretes_a_eviter, pour eviter que lors d’un appel récursif un peu plus loin, on ne repasse deux fois par la même arete, puis la fonction cherche_points est appelée, avec l’arête en question envoyée en paramètres. Enfin, l’arête est retirée de la liste self.aretes_a_eviter pour pouvoir y accéder de nouveau, et la varialbe arete est incrémentée.</text:span></text:p>
      <text:p text:style-name="P21">La boucle s’arrête lorsque l’attribut result vaut True, <text:span text:style-name="T10">ou que toutes les arêtes connectées a ce point ont ete visitées.</text:span></text:p>
      <text:p text:style-name="P21"/>
      <text:p text:style-name="P22">Enfin, la fonction cherche_point prend en paramètre l’objet self et une arete, et recherche touts les points connectes à cette arête, <text:span text:style-name="T11">pour les comparer aux points déjà visites.</text:span></text:p>
      <text:p text:style-name="P23">D’abord, <text:span text:style-name="T12">la fonction recherche tout les points connectes a l’arete en regardant point par point s’il est connecté à l’arête entré en paramètre. Si oui, alors le point est ajouté à la liste points_connectes.</text:span></text:p>
      <text:p text:style-name="P24">Ensuit, une boucle parcourt <text:span text:style-name="T13">la liste points_connectes</text:span>, et <text:span text:style-name="T13">compare ces éléments</text:span> à la liste points_visites, et si <text:span text:style-name="T14">un élément de points_connectes fait partie de la liste points_visites, alors le graphe est cyclique. Sinon, le points est ajoute à la liste points_visites, la fonction cherche_aretes est appelée avec le point en paramètre, et enfin le point est retiré de la liste points_visites, et la boucle passe à l’élément suivant de points_connectes.</text:span></text:p>
      <text:p text:style-name="P25">La boucle s’arrête si l’attribut result vaut vrai, ou que tout les éléments de points_connectes ont été visités.</text:p>
      <text:p text:style-name="P25"/>
      <text:p text:style-name="P20">La fonction cherche_aretes et cherche_points sont récursives entre elles, c’est à dire que dans certain cas, la fonction cherche_aretes appellera la fonction cherche_points, et récipro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8:11:44.125826079</meta:creation-date>
    <dc:date>2017-11-21T17:59:12.478686270</dc:date>
    <meta:editing-duration>PT4H52M23S</meta:editing-duration>
    <meta:editing-cycles>127</meta:editing-cycles>
    <meta:generator>LibreOffice/5.1.6.2$Linux_X86_64 LibreOffice_project/10m0$Build-2</meta:generator>
    <meta:document-statistic meta:table-count="0" meta:image-count="0" meta:object-count="0" meta:page-count="2" meta:paragraph-count="34" meta:word-count="876" meta:character-count="5532" meta:non-whitespace-character-count="4680"/>
  </office:meta>
</office:document-meta>
</file>